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Cambria" svg:font-family="Cambria"/>
    <style:font-face style:name="Corleone1" svg:font-family="Corleone" style:font-adornments="Regular"/>
    <style:font-face style:name="OpenSymbol" svg:font-family="OpenSymbol"/>
    <style:font-face style:name="Segoe UI" svg:font-family="'Segoe UI'"/>
    <style:font-face style:name="Tahoma1" svg:font-family="Tahoma"/>
    <style:font-face style:name="arial" svg:font-family="arial"/>
    <style:font-face style:name="Corleone" svg:font-family="Corleone" style:font-pitch="variable"/>
    <style:font-face style:name="Liberation Sans" svg:font-family="'Liberation Sans'" style:font-family-generic="roman" style:font-pitch="variable"/>
    <style:font-face style:name="Segoe UI1" svg:font-family="'Segoe UI'"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6.6924in" table:align="margins"/>
    </style:style>
    <style:style style:name="Tabla1.A" style:family="table-column">
      <style:table-column-properties style:column-width="0.5938in" style:rel-column-width="5814*"/>
    </style:style>
    <style:style style:name="Tabla1.B" style:family="table-column">
      <style:table-column-properties style:column-width="0.8854in" style:rel-column-width="8670*"/>
    </style:style>
    <style:style style:name="Tabla1.C" style:family="table-column">
      <style:table-column-properties style:column-width="3.8438in" style:rel-column-width="37639*"/>
    </style:style>
    <style:style style:name="Tabla1.D" style:family="table-column">
      <style:table-column-properties style:column-width="1.3694in" style:rel-column-width="13412*"/>
    </style:style>
    <style:style style:name="Tabla1.A1" style:family="table-cell">
      <style:table-cell-properties fo:padding="0.0382in" fo:border-left="0.0007in solid #000000" fo:border-right="none" fo:border-top="0.0007in solid #000000" fo:border-bottom="0.0007in solid #000000"/>
    </style:style>
    <style:style style:name="Tabla1.D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37">
      <style:table-cell-properties fo:padding="0.0382in" fo:border-left="0.0007in solid #000000" fo:border-right="none" fo:border-top="none" fo:border-bottom="0.0007in solid #000000"/>
    </style:style>
    <style:style style:name="Tabla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style>
    <style:style style:name="P3" style:family="paragraph" style:parent-style-name="Text_20_body">
      <style:text-properties style:font-name="Segoe UI1" fo:font-size="10pt" style:font-size-asian="10pt" style:font-size-complex="10pt"/>
    </style:style>
    <style:style style:name="P4" style:family="paragraph" style:parent-style-name="Text_20_body">
      <style:text-properties fo:font-variant="normal" fo:text-transform="none" fo:color="#000000" style:font-name="Segoe UI1" fo:font-size="10pt" fo:letter-spacing="normal" fo:font-style="normal" fo:font-weight="normal" style:font-size-asian="10pt" style:font-size-complex="10pt"/>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Text_20_body">
      <style:text-properties fo:font-variant="normal" fo:text-transform="none" fo:color="#000000" style:font-name="Segoe UI1" fo:font-size="10pt" fo:letter-spacing="normal" fo:font-style="normal" fo:font-weight="normal" style:font-size-asian="10pt" style:font-size-complex="10pt"/>
    </style:style>
    <style:style style:name="P9" style:family="paragraph" style:parent-style-name="Text_20_body" style:list-style-name="L1">
      <style:text-properties style:font-name="Segoe UI1" fo:font-size="10pt" style:font-size-asian="10pt" style:font-size-complex="10pt"/>
    </style:style>
    <style:style style:name="P10" style:family="paragraph" style:parent-style-name="Text_20_body" style:list-style-name="L5">
      <style:text-properties style:font-name="Segoe UI1" fo:font-size="10pt" style:font-size-asian="10pt" style:font-size-complex="10pt"/>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5"/>
    <style:style style:name="P14" style:family="paragraph" style:parent-style-name="Text_20_body">
      <style:paragraph-properties fo:text-align="center" style:justify-single-word="false"/>
    </style:style>
    <style:style style:name="P15" style:family="paragraph" style:parent-style-name="Text_20_body" style:list-style-name="L4">
      <style:paragraph-properties fo:margin-top="0in" fo:margin-bottom="0in" fo:orphans="2" fo:widows="2" fo:padding="0in" fo:border="none"/>
      <style:text-properties fo:font-variant="normal" fo:text-transform="none" fo:color="#000000" style:font-name="Segoe UI1" fo:font-size="10pt" fo:letter-spacing="normal" fo:font-style="normal" fo:font-weight="normal" style:font-size-asian="10pt" style:font-size-complex="10pt"/>
    </style:style>
    <style:style style:name="P16" style:family="paragraph" style:parent-style-name="Text_20_body" style:list-style-name="L4">
      <style:paragraph-properties fo:orphans="2" fo:widows="2" fo:padding="0in" fo:border="none"/>
    </style:style>
    <style:style style:name="P17" style:family="paragraph" style:parent-style-name="Heading_20_1" style:master-page-name="Standard">
      <style:paragraph-properties style:page-number="auto"/>
    </style:style>
    <style:style style:name="P18" style:family="paragraph" style:parent-style-name="Title" style:master-page-name="First_20_Page">
      <style:paragraph-properties style:page-number="auto"/>
    </style:style>
    <style:style style:name="P19" style:family="paragraph" style:parent-style-name="Contents_20_Heading" style:master-page-name="Index">
      <style:paragraph-properties style:page-number="auto"/>
    </style:style>
    <style:style style:name="P20" style:family="paragraph">
      <style:paragraph-properties fo:margin-left="0in" fo:margin-right="0in" fo:margin-top="0in" fo:margin-bottom="0in" fo:line-height="100%" fo:text-indent="0in"/>
    </style:style>
    <style:style style:name="P21" style:family="paragraph">
      <style:paragraph-properties fo:margin-left="0in" fo:margin-right="0in" fo:margin-top="0in" fo:margin-bottom="0in" fo:line-height="100%" fo:text-indent="0in"/>
      <style:text-properties style:use-window-font-color="true" style:text-outline="false" style:text-line-through-style="none" style:font-name="Corleone" fo:font-size="70pt" fo:font-style="normal" fo:text-shadow="none" style:text-underline-style="none" fo:font-weight="normal" style:letter-kerning="true" style:font-name-asian="DejaVu Sans" style:font-size-asian="70pt" style:font-style-asian="normal" style:font-weight-asian="normal" style:font-name-complex="DejaVu Sans" style:font-size-complex="70pt" style:font-style-complex="normal" style:font-weight-complex="normal" style:text-emphasize="none" style:font-relief="none" style:text-overline-style="none" style:text-overline-color="font-color"/>
    </style:style>
    <style:style style:name="P22"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10pt" fo:font-style="normal" fo:text-shadow="none" style:text-underline-style="none" fo:font-weight="normal" style:letter-kerning="true" style:font-name-asian="DejaVu Sans" style:font-size-asian="110pt" style:font-style-asian="normal" style:font-weight-asian="normal" style:font-name-complex="DejaVu Sans" style:font-size-complex="110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italic" fo:font-weight="normal"/>
    </style:style>
    <style:style style:name="T5" style:family="text">
      <style:text-properties fo:font-variant="normal" fo:text-transform="none" fo:color="#000000" fo:letter-spacing="normal" fo:font-style="italic" fo:font-weight="normal" style:font-style-asian="italic" style:font-style-complex="italic"/>
    </style:style>
    <style:style style:name="T6" style:family="text">
      <style:text-properties fo:font-variant="normal" fo:text-transform="none" fo:color="#000000" style:font-name="Arial" fo:font-size="9pt" fo:letter-spacing="normal" fo:font-style="normal" fo:font-weight="normal"/>
    </style:style>
    <style:style style:name="T7" style:family="text">
      <style:text-properties fo:font-variant="normal" fo:text-transform="none" fo:color="#000000" style:font-name="Segoe UI1" fo:font-size="10pt" fo:letter-spacing="normal" fo:font-style="normal" fo:font-weight="normal" style:font-size-asian="10pt" style:font-size-complex="10pt"/>
    </style:style>
    <style:style style:name="T8" style:family="text">
      <style:text-properties fo:font-variant="normal" fo:text-transform="none" fo:color="#000000" style:font-name="Segoe UI1" fo:font-size="10pt" fo:letter-spacing="normal" fo:font-style="italic" fo:font-weight="normal" style:font-size-asian="10pt" style:font-size-complex="10pt"/>
    </style:style>
    <style:style style:name="T9" style:family="text">
      <style:text-properties style:font-name="Segoe UI1" fo:font-size="10pt" style:font-size-asian="10pt" style:font-size-complex="10pt"/>
    </style:style>
    <style:style style:name="T10" style:family="text">
      <style:text-properties style:use-window-font-color="true" style:text-outline="false" style:text-line-through-style="none" style:font-name="Corleone" fo:font-size="90pt" fo:font-style="normal" fo:text-shadow="none" style:text-underline-style="none" fo:font-weight="normal" style:letter-kerning="true" style:font-name-asian="DejaVu Sans" style:font-size-asian="90pt" style:font-style-asian="normal" style:font-weight-asian="normal" style:font-name-complex="DejaVu Sans" style:font-size-complex="90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Corleone" fo:font-size="70pt" fo:font-style="normal" fo:text-shadow="none" style:text-underline-style="none" fo:font-weight="normal" style:letter-kerning="true" style:font-name-asian="DejaVu Sans" style:font-size-asian="70pt" style:font-style-asian="normal" style:font-weight-asian="normal" style:font-name-complex="DejaVu Sans" style:font-size-complex="70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Corleone1" fo:font-size="110pt" fo:font-style="normal" fo:text-shadow="none" style:text-underline-style="none" fo:font-weight="normal" style:letter-kerning="true" style:font-name-asian="Corleone1" style:font-size-asian="110pt" style:font-style-asian="normal" style:font-weight-asian="normal" style:font-name-complex="Corleone1" style:font-size-complex="110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1.8035in" fo:padding-top="0.0492in" fo:padding-bottom="0.0492in" fo:padding-left="0.0984in" fo:padding-right="0.0984in" draw:shadow="hidden" draw:shadow-offset-x="0.1181in" draw:shadow-offset-y="0.1181in" draw:shadow-color="#808080"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itiritero</text:p>
      <text:p text:style-name="Subtitle">Guía de usuario</text:p>
      <text:p text:style-name="Text_20_body"><draw:frame draw:style-name="fr1" draw:name="Marco1" text:anchor-type="paragraph" svg:x="2.4055in" svg:y="6.8035in" svg:width="4.1945in" draw:z-index="0"><draw:text-box fo:min-height="1.978in"><text:p text:style-name="P2">Versión preliminar: Julio 2009</text:p></draw:text-box></draw:frame></text:p>
      <text:p text:style-name="P14"><draw:g text:anchor-type="paragraph" draw:z-index="1" draw:style-name="gr1"><draw:frame draw:style-name="gr2" draw:text-style-name="P21" svg:width="3.1886in" svg:height="1.6622in" svg:x="1.7854in" svg:y="1.7354in"><draw:text-box><text:p text:style-name="P20"><text:span text:style-name="T10">T</text:span><text:span text:style-name="T11">itiritero</text:span></text:p></draw:text-box></draw:frame><draw:frame draw:style-name="gr3" draw:text-style-name="P22" svg:width="1.2213in" svg:height="2.0161in" svg:x="3.7307in" svg:y="0.9098in"><draw:text-box><text:p text:style-name="P20"><text:span text:style-name="T12">@</text:span></text:p></draw:text-box></draw:frame></draw:g></text:p>
      <text:h text:style-name="P17" text:outline-level="1">Control de cambios</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Versión</text:p>
          </table:table-cell>
          <table:table-cell table:style-name="Tabla1.A1" office:value-type="string">
            <text:p text:style-name="Table_20_Contents">Fecha</text:p>
          </table:table-cell>
          <table:table-cell table:style-name="Tabla1.A1" office:value-type="string">
            <text:p text:style-name="Table_20_Contents">Descripción</text:p>
          </table:table-cell>
          <table:table-cell table:style-name="Tabla1.D1" office:value-type="string">
            <text:p text:style-name="Table_20_Contents">Autor</text:p>
          </table:table-cell>
        </table:table-row>
        <table:table-row>
          <table:table-cell table:style-name="Tabla1.A2" office:value-type="string">
            <text:p text:style-name="Table_20_Contents">0.1</text:p>
          </table:table-cell>
          <table:table-cell table:style-name="Tabla1.B2" office:value-type="date" office:date-value="2009-07-28">
            <text:p text:style-name="Table_20_Contents">07/28/09</text:p>
          </table:table-cell>
          <table:table-cell table:style-name="Tabla1.A2" office:value-type="string">
            <text:p text:style-name="Table_20_Contents">Versión inicial. Definición de la estructura del documento.</text:p>
          </table:table-cell>
          <table:table-cell table:style-name="Tabla1.D2" office:value-type="string">
            <text:p text:style-name="Table_20_Contents">Nicolás Paez</text:p>
          </table:table-cell>
        </table:table-row>
        <table:table-row>
          <table:table-cell table:style-name="Tabla1.A2" office:value-type="string">
            <text:p text:style-name="Table_20_Contents">0.2</text:p>
          </table:table-cell>
          <table:table-cell table:style-name="Tabla1.B2" office:value-type="date" office:date-value="2009-07-30">
            <text:p text:style-name="Table_20_Contents">07/30/09</text:p>
          </table:table-cell>
          <table:table-cell table:style-name="Tabla1.A2" office:value-type="string">
            <text:p text:style-name="Table_20_Contents">Completado de la sección Interfaces gráficas Java</text:p>
          </table:table-cell>
          <table:table-cell table:style-name="Tabla1.D2" office:value-type="string">
            <text:p text:style-name="Table_20_Contents">Nicolás Paez</text:p>
          </table:table-cell>
        </table:table-row>
      </table:table>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9">Índice de contenido</text:p>
          </text:index-title>
          <text:p text:style-name="P5">Control de cambios<text:tab/>2</text:p>
          <text:p text:style-name="P5">Introducción<text:tab/>4</text:p>
          <text:p text:style-name="P6">Objetivo y audiencia del documento<text:tab/>4</text:p>
          <text:p text:style-name="P6">Estructura del documento<text:tab/>4</text:p>
          <text:p text:style-name="P6">El problema a resolver<text:tab/>4</text:p>
          <text:p text:style-name="P5">Conocimientos preliminares<text:tab/>4</text:p>
          <text:p text:style-name="P6">Model-View-Controller<text:tab/>4</text:p>
          <text:p text:style-name="P6">Interfaces gráficas en Java<text:tab/>4</text:p>
          <text:p text:style-name="P7">AWT<text:tab/>4</text:p>
          <text:p text:style-name="P7">Swing<text:tab/>5</text:p>
          <text:p text:style-name="P7">Java2D<text:tab/>5</text:p>
          <text:p text:style-name="P7">Modelo de eventos<text:tab/>6</text:p>
          <text:p text:style-name="P5">El framework titiritero<text:tab/>6</text:p>
          <text:p text:style-name="P6">Modelo estático<text:tab/>6</text:p>
          <text:p text:style-name="P6">Modelo de comportamiento<text:tab/>7</text:p>
          <text:p text:style-name="P7">Gameloop<text:tab/>7</text:p>
          <text:p text:style-name="P7">Interacción Usuario-Modelo<text:tab/>7</text:p>
          <text:p text:style-name="P7">Interacción Modelo-Usuario<text:tab/>7</text:p>
          <text:p text:style-name="P5">Utilización del framework<text:tab/>7</text:p>
          <text:p text:style-name="P6">Estructura de la aplicación<text:tab/>7</text:p>
          <text:p text:style-name="P6">Ejecución de la simulación<text:tab/>7</text:p>
          <text:p text:style-name="P6">Dibujo de objetos<text:tab/>7</text:p>
          <text:p text:style-name="P6">Manejo de eventos<text:tab/>7</text:p>
          <text:p text:style-name="P6">Ejemplos de utilización<text:tab/>7</text:p>
          <text:p text:style-name="P5">Extensión del framework<text:tab/>7</text:p>
          <text:p text:style-name="P5">Referencias<text:tab/>7</text:p>
        </text:index-body>
      </text:table-of-content>
      <text:p text:style-name="Text_20_body"/>
      <text:h text:style-name="P17" text:outline-level="1">Introducción</text:h>
      <text:h text:style-name="Heading_20_2" text:outline-level="2">Objetivo del framework</text:h>
      <text:p text:style-name="P4">El framework titiritero fue creado con el fin de simplicar el desarrollo de los trabajos prácticos de la materia Algoritmos y programación 3 [algo3].</text:p>
      <text:p text:style-name="P4">Estos trabajos prácticos generalmente son aplicaciones simuladas desarrolladas en base a una estructura Model-View-Controller y donde se pretende que el mayor esfuerzo por parte de los alumnos este centrado en el modelo, dejando en manos de este framework los detalles de utilización de los componentes de interface de usuario de Java.</text:p>
      <text:p text:style-name="P4">El término apliciones simuladas hace referencia a aplicaciones donde el modelo consta de "objetos vivos" que actúan sin requerir de la interacción del usuario. Un ejemplo típico son los juegos en tiempo real, donde el juego resulta ser una simulación controlada por un game loop.</text:p>
      <text:p text:style-name="P4">Hay que destacar que como consecuencia del objetivo del framework, no se han utilizado ciertos componentes / patrones que en un desarrollo "comercial" son de uso muy común, pero que exceden el alcance de la materia. </text:p>
      <text:h text:style-name="Heading_20_2" text:outline-level="2">Objetivo y audiencia del documento</text:h>
      <text:p text:style-name="TODO">[TODO]</text:p>
      <text:h text:style-name="Heading_20_2" text:outline-level="2">Estructura del documento</text:h>
      <text:p text:style-name="TODO">TODO: Contar como está armado el doc.</text:p>
      <text:h text:style-name="Heading_20_2" text:outline-level="2">El problema a resolver</text:h>
      <text:p text:style-name="TODO">[TODO]</text:p>
      <text:h text:style-name="Heading_20_1" text:outline-level="1">Conocimientos preliminares</text:h>
      <text:p text:style-name="Text_20_body">Las siguientes secciones proveen una introducción a ciertos temas básicos requeridos para poder comprender el uso y funcionamiento del framework titiritero.</text:p>
      <text:h text:style-name="Heading_20_2" text:outline-level="2">Model-View-Controller</text:h>
      <text:p text:style-name="TODO">[TODO: escribir intro a MVC]</text:p>
      <text:h text:style-name="Heading_20_2" text:outline-level="2">Interfaces gráficas en Java</text:h>
      <text:p text:style-name="Text_20_body">La sigla GUI viene del inglés <text:span text:style-name="T1">Graphic User Interface </text:span>que traducido suele denominarse <text:span text:style-name="T1">Interface Gráfica de Usuario</text:span>. La <text:span text:style-name="T1">GUI </text:span>es la parte de la aplicación que se encarga de la interacción con el usuario. Dicha interacción engloba acciones de entrada y salida. Típicas acciones de entrada son las que realiza el usuario utilizando el mouse y/o el teclado. Por su parte, las operaciones de salida son las que realiza la aplicación para "mostrar" información al usuario y generalmente tienen que ver con dibujar en la pantalla o emitir un sonido. En cierto modo, si quisieramos poner esto en términos del modelo MVC podriamos decir que las acciones de salida son responsabilidad de la vista, mientras que las de entrada son responsabilidad del controlador.</text:p>
      <text:p text:style-name="Text_20_body">Para construir una GUI, las distintas tecnologias de programación suelen proveer conjuntos de clases denominados comúnmente <text:span text:style-name="T1">toolkits</text:span>. En el caso particular de Java, la JFC (Java <text:soft-page-break/>Foundation Classes) provee un conjunto de funcionalidades para la construcción de GUI entre los que se encuentran los toolkits AWT y Swing.</text:p>
      <text:h text:style-name="Heading_20_3" text:outline-level="3">AWT</text:h>
      <text:p text:style-name="P3">AWT son las siglas de <text:span text:style-name="T3">Abstract Windows Toolkit y como su nombre en cierto modo lo indica es un toolkit para la construcción de interfaces gráficas de usuario.</text:span></text:p>
      <text:p text:style-name="Text_20_body"><text:span text:style-name="T7">AWT fue el primer toolkit de GUI de Java y el criterio de Sun al momento de su desarrollo fue proveer un conjunto básico de componentes comunes a todas las plataformas. Suele decirse que los componentes AWT son pesados (</text:span><text:span text:style-name="T6">heavyweight</text:span><text:span text:style-name="T3"> </text:span><text:span text:style-name="T7">), dado que cada component de AWT depende directamente a un componente GUI de la plataforma host (sistema operativo en el cual se ejecuta la aplicación), lo cual puede ocasionar que una aplicación AWT se comporte distinto al correr en distintas plataformas host. Al mismo tiempo esta dependecia de la plataforma host hace que las aplicaciones AWT tengan el mismo look&amp;feel que la </text:span><text:span text:style-name="T7">plataforma host.</text:span></text:p>
      <text:p text:style-name="P3"><text:span text:style-name="T3">Las clases de AWT se encuentran dentro de paquete </text:span><text:span text:style-name="T4">java.awt</text:span><text:span text:style-name="T3">. Varias de las clases más utilizadas de AWT son descencientes de la clase </text:span><text:span text:style-name="T5">Component</text:span><text:span text:style-name="T3">., la cual provee varios métodos genéricos como: </text:span><text:span text:style-name="T5">paint</text:span><text:span text:style-name="T3">, </text:span><text:span text:style-name="T5">setSize</text:span><text:span text:style-name="T3"> y </text:span><text:span text:style-name="T5">setFont</text:span><text:span text:style-name="T3"> entre otros.</text:span></text:p>
      <text:p text:style-name="TODO">[TODO insertar diagrama de jerarquia de componentes]</text:p>
      <text:p text:style-name="P3">En primer instancia existen dos tipo de componentes: contenedores (clases descendientes de <text:span text:style-name="T2">Container</text:span>) y todo el resto. Los contenedores son componentes que pueden contener en su interior otros componentes. La forma en que se ubican los componentes “hijos” dentro de un componente contenedor, está determinada por un atributo de la clase <text:span text:style-name="Emphasis">Container</text:span> llamado <text:span text:style-name="Emphasis">LayoutManager</text:span>.</text:p>
      <text:p text:style-name="P3">Todos los componentes de AWT son thread-safe, lo cual hace que uno deba preocuparse por que hilo actualiza la IU.</text:p>
      <text:p text:style-name="Text_20_body">A la hora de querer definir un nuevo componente simplemente se debe agregar una nueva clase en la jerarquía de componentes, heredando de la clase más apropiada o directamente de Component y redefinir el método paint. A alto nivel existen dos causas que pueden disparar el repintado de un componente: un evento del sistema y un evento de la aplicación. Eventos del sistema son: cuando el componente debe ser mostrado por primera vez en pantalla, cuando el modificado el tamaño del componente o cuando el componente ha sido dañanado (por ejemplo porque otra ventana le paso por encima). Eventos de aplicación se dan cuando la propia aplicación determina que el componente debe ser repintado, el cuyo caso debe realizar una invoación al método repaint, cual luego de algunas operaciones internas derivará en la invocación del método paint, donde se supone el componente ha definido su lógica de pintado.</text:p>
      <text:h text:style-name="Heading_20_3" text:outline-level="3">Swing</text:h>
      <text:p text:style-name="P3">Swing es un GUI toolkit que intenta resolver algunas de las limitaciones de AWT, lo cual hace que sea mucho más flexible pero al mismo más complicado para ciertos casos. Swing está construido sobre la base de AWT y agrega sobre esta una importante cantidad de funcionalidades y componentes, los cuales es posible utilizarlos en conjunto en una misma aplicación con componentes AWT.</text:p>
      <text:p text:style-name="P3">Los componentes Swing son en su gran mayoria livianos (lightweight) lo que significa que no estan directamente relacionados a componentes UI de la plataforma host, sino que son compontes “emulados” escritos 100% en Java. Esto asegura que las aplicaciones Swing se comporten igual en todas las plataformas. Esta independencia de la plataforma incluye tanto el comportamiento como el look&amp;feel. Al mismo tiempo esta independencia tiene algunas contras: los componentes Swing no son thread-safe y tampoco pueden hacer uso de las capacidades gráficas del hardware.</text:p>
      <text:p text:style-name="P3">En lo que respecta al pintado de los componentes en Swing, en principio aplican las mismas reglas que para AWT, con algunas consideraciones:</text:p>
      <text:list xml:id="list385700455" text:style-name="L1">
        <text:list-item>
          <text:p text:style-name="P9">Se incorpora en forma nativa la técnica de Double-Buffering [duoblebuffering].</text:p>
        </text:list-item>
        <text:list-item>
          <text:p text:style-name="P9"><text:soft-page-break/>Se factoriza el método paint en 3 métodos más granulares: paintComponent, paintBorder y paintChildren. Esto hace que en caso de definir un component Swing, el código de pintado debe colocarse en el método paintComponent.</text:p>
        </text:list-item>
      </text:list>
      <text:p text:style-name="P3">Para ahondar más en la comparativa entre AWT y Swing, ver [Fletcher].</text:p>
      <text:p text:style-name="P3">Para entender los detalles del proceso de pintado de componentes, ver [Fowler].</text:p>
      <text:h text:style-name="Heading_20_3" text:outline-level="3">Java2D</text:h>
      <text:p text:style-name="Text_20_body">Java 2D es una extensión al modelo de gráficos provisto en AWT. Todas las operaciones gráficas en Java se realizan utilizando una instancia de la clase <text:span text:style-name="Emphasis">java.awt.Graphics</text:span>. Java 2D introduce una nueva clase Graphics (<text:span text:style-name="Emphasis">Graphics2</text:span>, descediente de <text:span text:style-name="Emphasis">java.awt.Graphics</text:span>) que provee importante mejoras y nuevas funcionalidades. Las clases <text:span text:style-name="Emphasis">Graphics</text:span>, reprentan una superficie de dibujo que finalmente terminará renderizándose sobre una instancia de Component, sobre una imagen fuera de pantalla (off-screen java.awt.Image) o en una impresora. Algunas de las operaciones provistas por la clase Graphics son: dijubar figuras geométricas, dibujar texto e incluir imágenes en la superfice de dibujo.</text:p>
      <text:p text:style-name="Text_20_body">A grandes rasgos, Java 2D ofrece un conjunto de funcionalidades independientes de la plataforma que incluyen:</text:p>
      <text:list xml:id="list785913997" text:style-name="L2">
        <text:list-item>
          <text:p text:style-name="P11">Procesamiento avanzado de imágenes.</text:p>
        </text:list-item>
        <text:list-item>
          <text:p text:style-name="P11">Soporte de textos y fuentes mejorado.</text:p>
        </text:list-item>
        <text:list-item>
          <text:p text:style-name="P11">Control sobre el proceso de renderizado</text:p>
        </text:list-item>
      </text:list>
      <text:p text:style-name="Text_20_body">Algunas consideraciones importantes para realizar gráficos:</text:p>
      <text:list xml:id="list1081366342" text:style-name="L3">
        <text:list-item>
          <text:p text:style-name="P12">El sistema de coordinadas de Java2d al igual que el de AWT, tiene el (0,0) en la esquina superior izquierda de la superficie de dibujo.</text:p>
        </text:list-item>
        <text:list-item>
          <text:p text:style-name="P12">Java2D puede ser utilizado tanto con aplicaciones Swing como AWT.</text:p>
        </text:list-item>
        <text:list-item>
          <text:p text:style-name="P12">Dependiendo del componente sobre el que finalmente se decida pintar el Graphics es necesario tener algunas consideraciones particulares, dado que el proceso de pintado es levemente distinto en AWT y Swing.(para detalles ver [Fowler])</text:p>
        </text:list-item>
      </text:list>
      <text:p text:style-name="TODO">[TODO]: agregar code snippet</text:p>
      <text:p text:style-name="Text_20_body">Para más información sobre Java2d se puede consultar [whitepaperjava2d] y [tutorialjava2d].</text:p>
      <text:h text:style-name="Heading_20_3" text:outline-level="3">Modelo de eventos</text:h>
      <text:p text:style-name="Text_20_body">Cuando el usuario utiliza el mouse o el teclado (o en forma genérica cualquier otro dispositivo) el sistema operativo produce un evento. Java y en particular los GUI toolkits, nos dan la posibilidad de ejecutar cierto código ante la ocurrencia de estos eventos.</text:p>
      <text:p text:style-name="Text_20_body">El modelo de eventos ofrecido por AWT y Swing es básicamente el mismo, la diferencia más importante radica en la cantidad de eventos que reconoce Swing, la cual es mucho mayor a la que reconoce AWT.</text:p>
      <text:p text:style-name="Text_20_body">El mencionado modelo guarda cierta similitud con el patrón Observer, donde el component que genera el evento tiene el rol de observable y el código a ejecutarse ante la ocurrencia del evento se ubica en una clase observador. Esta clase observador debe implementar lo que en términos del modelo de eventos se llama una interface de escucha y cuyo nombre suele ser del tipo: <text:span text:style-name="Emphasis">XxxxListener</text:span>. La interface particular a implementar dependerá del evento específico que se pretenda manejar. Una vez que se tiene el “objeto escuchador” (el observador) el mismo debe “suscribirse” al evento en cuestión, lo cual se hace invocando al método <text:span text:style-name="Emphasis">addXXXXListener</text:span> en el componente correspondiente. Con el fin de simplificar la implementación de los listeners Java provee nativamente algunas clases abstractas para ser utilizadas como base, las cuales son generalmente nombradas de la forma <text:span text:style-name="Emphasis">XxxxAdapter</text:span>.</text:p>
      <text:p text:style-name="Text_20_body">Dado que generalmente se utiliza un listener particular para cada evento de cada <text:soft-page-break/>componente, es común implementar las clases listeners como clases anónimas.</text:p>
      <text:p text:style-name="TODO">[TODO]: agregar code snippet</text:p>
      <text:p text:style-name="TODO">[TODO]: agregar diagrama</text:p>
      <text:h text:style-name="Heading_20_1" text:outline-level="1">El framework titiritero</text:h>
      <text:p text:style-name="P4">Titiritero ofrece un marco de trabajo para desarrollar aplicaciones simuladas. Dicho marco provee un conjunto de clases base y ciertos puntos de extension donde el usuario del framework deberá acoplar sus propias clases respectando ciertas interfaces.</text:p>
      <text:p text:style-name="P4">El framework provee dos grandes funcionalidades:</text:p>
      <text:list xml:id="list296081429" text:style-name="L4">
        <text:list-item>
          <text:p text:style-name="P15">el manejo de la simulación, implementado en forma de gameloop. Esta funcionalidad está encapsulada en el paquete <text:span text:style-name="T1">ar.fi.uba.titiritero</text:span> el cual juega el papel de controlador en el esquema de MVC y cual agrupa unas pocas clases centrales y una serie de interfaces que deben ser implementadas por las clases que implemente la vista.</text:p>
        </text:list-item>
        <text:list-item>
          <text:p text:style-name="P16"><text:span text:style-name="T7">un conjunto de clases que abstraen y simplifican el uso de las librerias gráficas de Java . Estas clases están en el paquete</text:span><text:span text:style-name="T8">ar.fi.uba.titiritero.vista</text:span><text:span text:style-name="T7"> e implementan las interfaces definidas por el paquete </text:span><text:span text:style-name="T8">ar.fi.uba.titiritero</text:span><text:span text:style-name="T7">, lo cual permite que este paquete sea reemplazado por cualquier otro que cumpla con las interfaces definidas en </text:span><text:span text:style-name="T8">ar.fi.uba.titiritero</text:span><text:span text:style-name="T7">.</text:span></text:p>
        </text:list-item>
      </text:list>
      <text:p text:style-name="TODO">[En esta sección contamos como está construido, cuales son los princpios en los que se basa, pros y cons]</text:p>
      <text:h text:style-name="Heading_20_2" text:outline-level="2">Modelo estático</text:h>
      <text:p text:style-name="TODO">[Diagramas de clases y paquetes con explicaciones pertinentes]</text:p>
      <text:h text:style-name="Heading_20_2" text:outline-level="2">Modelo de comportamiento</text:h>
      <text:p text:style-name="TODO">[Diagramas de secuencia/interacción y de estado con explicaciones correspondientes]</text:p>
      <text:h text:style-name="Heading_20_3" text:outline-level="3">Gameloop</text:h>
      <text:h text:style-name="Heading_20_3" text:outline-level="3">Interacción Usuario-Modelo</text:h>
      <text:h text:style-name="Heading_20_3" text:outline-level="3">Interacción Modelo-Usuario</text:h>
      <text:h text:style-name="Heading_20_1" text:outline-level="1">Utilización del framework</text:h>
      <text:p text:style-name="TODO">[En esta sección contamos como se supone que debe ser utilizado]</text:p>
      <text:h text:style-name="Heading_20_2" text:outline-level="2"><text:soft-page-break/>Estructura de la aplicación</text:h>
      <text:h text:style-name="Heading_20_2" text:outline-level="2">Ejecución de la simulación</text:h>
      <text:h text:style-name="Heading_20_2" text:outline-level="2">Dibujo de objetos</text:h>
      <text:h text:style-name="Heading_20_2" text:outline-level="2">Manejo de eventos</text:h>
      <text:h text:style-name="Heading_20_2" text:outline-level="2">Ejemplos de utilización</text:h>
      <text:h text:style-name="Heading_20_1" text:outline-level="1">Extensión del framework</text:h>
      <text:p text:style-name="Text_20_body"/>
      <text:h text:style-name="Heading_20_1" text:outline-level="1">Referencias</text:h>
      <text:list xml:id="list1231388405" text:style-name="L5">
        <text:list-item>
          <text:p text:style-name="P10">[doublebuffering] <text:a xlink:type="simple" xlink:href="http://en.wikipedia.org/wiki/Double_buffering">http://en.wikipedia.org/wiki/Double_buffering</text:a></text:p>
        </text:list-item>
        <text:list-item>
          <text:p text:style-name="P13"><text:span text:style-name="T9">[Fletcher], Josh Fletchet, AWT vs. Swing, </text:span><text:a xlink:type="simple" xlink:href="http://edn.embarcadero.com/article/26970">http://edn.embarcadero.com/article/26970</text:a></text:p>
        </text:list-item>
        <text:list-item>
          <text:p text:style-name="P13">[Fowler] Amy Fowler, Painting AWT and Swing, <text:a xlink:type="simple" xlink:href="http://java.sun.com/products/jfc/tsc/articles/painting/">http://java.sun.com/products/jfc/tsc/articles/painting/</text:a> </text:p>
        </text:list-item>
        <text:list-item>
          <text:p text:style-name="P13"><text:span text:style-name="T9">[tutorialjava2d] Versión inglés: </text:span><text:a xlink:type="simple" xlink:href="http://java.sun.com/docs/books/tutorial/2d/TOC.html"><text:span text:style-name="T9">http://java.sun.com/docs/books/tutorial/2d/TOC.html</text:span></text:a><text:span text:style-name="T9"> , versión castellano: </text:span><text:a xlink:type="simple" xlink:href="http://www.programacion.com/tutorial/2d/"><text:span text:style-name="T9">http://www.programacion.com/tutorial/2d/</text:span></text:a></text:p>
        </text:list-item>
        <text:list-item>
          <text:p text:style-name="P13"><text:span text:style-name="T9">[whitepaperjava2d] </text:span><text:a xlink:type="simple" xlink:href="http://java.sun.com/products/java-media/2D/whitepaper.html"><text:span text:style-name="T9">http://java.sun.com/products/java-media/2D/whitepaper.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Cambria" svg:font-family="Cambria"/>
    <style:font-face style:name="Corleone1" svg:font-family="Corleone" style:font-adornments="Regular"/>
    <style:font-face style:name="OpenSymbol" svg:font-family="OpenSymbol"/>
    <style:font-face style:name="Segoe UI" svg:font-family="'Segoe UI'"/>
    <style:font-face style:name="Tahoma1" svg:font-family="Tahoma"/>
    <style:font-face style:name="arial" svg:font-family="arial"/>
    <style:font-face style:name="Corleone" svg:font-family="Corleone" style:font-pitch="variable"/>
    <style:font-face style:name="Liberation Sans" svg:font-family="'Liberation Sans'" style:font-family-generic="roman" style:font-pitch="variable"/>
    <style:font-face style:name="Segoe UI1" svg:font-family="'Segoe UI'"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Segoe UI" fo:font-size="10pt" fo:language="es" fo:country="A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ambria"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text-indent="0.1181in" style:auto-text-indent="false" fo:background-color="transparent">
        <style:background-image/>
      </style:paragraph-properties>
    </style:style>
    <style:style style:name="List" style:family="paragraph" style:parent-style-name="Text_20_body" style:class="list">
      <style:text-properties style:font-name="Segoe UI" style:font-name-complex="Tahoma1"/>
    </style:style>
    <style:style style:name="Caption" style:family="paragraph" style:parent-style-name="Standard" style:class="extra">
      <style:paragraph-properties fo:margin-top="0.0835in" fo:margin-bottom="0.0835in" text:number-lines="false" text:line-number="0"/>
      <style:text-properties style:font-name="Segoe UI"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Segoe UI"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normal"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ODO" style:family="paragraph" style:parent-style-name="Caption">
      <style:paragraph-properties fo:background-color="#ffff00">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itiritero: Guía de usuario <text:page-number text:select-page="current">8</text:page-number>/<text:page-count>8</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ás Martín Paez</meta:initial-creator>
    <meta:creation-date>2009-03-24T21:49:44.01</meta:creation-date>
    <dc:date>2011-05-26T00:14:00</dc:date>
    <dc:creator>NicoPaez </dc:creator>
    <meta:editing-duration>PT34H40M25S</meta:editing-duration>
    <meta:editing-cycles>96</meta:editing-cycles>
    <meta:generator>OpenOffice.org/3.2$Linux OpenOffice.org_project/320m12$Build-9483</meta:generator>
    <meta:document-statistic meta:table-count="1" meta:image-count="0" meta:object-count="0" meta:page-count="8" meta:paragraph-count="125" meta:word-count="1908" meta:character-count="12473"/>
    <meta:user-defined meta:name="Información 1"/>
    <meta:user-defined meta:name="Información 2"/>
    <meta:user-defined meta:name="Información 3"/>
    <meta:user-defined meta:name="Información 4"/>
  </office:meta>
</office:document-meta>
</file>